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0.386cm" fo:min-width="12.748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1.249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16cm" fo:min-width="1.365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518cm" draw:marker-end="Symmetric_20_Arrow" draw:marker-end-width="0.618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677cm" draw:marker-end="Symmetric_20_Arrow" draw:marker-end-width="0.777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0.386cm" fo:min-width="8.922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5.122cm" fo:min-width="41.336cm" fo:padding-top="0.177cm" fo:padding-bottom="0.177cm" fo:padding-left="0.302cm" fo:padding-right="0.302cm"/>
    </style:style>
    <style:style style:name="gr8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265cm" fo:padding-top="0.165cm" fo:padding-bottom="0.165cm" fo:padding-left="0.29cm" fo:padding-right="0.29cm"/>
    </style:style>
    <style:style style:name="gr10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831cm" fo:min-width="0.163cm" fo:padding-top="0.165cm" fo:padding-bottom="0.165cm" fo:padding-left="0.29cm" fo:padding-right="0.29cm"/>
    </style:style>
    <style:style style:name="gr11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12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142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159cm" draw:marker-start-width="0.915cm" draw:marker-end="Symmetric_20_Arrow" draw:marker-end-width="1.015cm" draw:fill="none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475cm" fo:min-width="23.374cm" fo:padding-top="0.177cm" fo:padding-bottom="0.177cm" fo:padding-left="0.302cm" fo:padding-right="0.302cm"/>
    </style:style>
    <style:style style:name="gr15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16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31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316cm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20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222cm" fo:min-width="21.197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fo:min-height="1.387cm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452cm" fo:min-width="39.727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fo:min-height="1.371cm"/>
    </style:style>
    <style:style style:name="gr24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289cm" fo:min-width="8.29cm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23cm" fo:min-width="0.163cm" fo:padding-top="0.165cm" fo:padding-bottom="0.165cm" fo:padding-left="0.29cm" fo:padding-right="0.29cm"/>
    </style:style>
    <style:style style:name="gr26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25cm" fo:min-width="8.29cm" fo:padding-top="0.165cm" fo:padding-bottom="0.165cm" fo:padding-left="0.29cm" fo:padding-right="0.29cm"/>
    </style:style>
    <style:style style:name="gr27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989cm" fo:min-width="0.163cm" fo:padding-top="0.165cm" fo:padding-bottom="0.165cm" fo:padding-left="0.29cm" fo:padding-right="0.29cm"/>
    </style:style>
    <style:style style:name="gr28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6.222cm" fo:min-width="31.548cm" fo:padding-top="0.177cm" fo:padding-bottom="0.177cm" fo:padding-left="0.302cm" fo:padding-right="0.302cm"/>
    </style:style>
    <style:style style:name="gr29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30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31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5cm" fo:min-width="8.29cm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287cm" fo:min-width="8.52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0.037cm" fo:min-width="8.467cm" fo:padding-top="0.165cm" fo:padding-bottom="0.165cm" fo:padding-left="0.29cm" fo:padding-right="0.29cm"/>
    </style:style>
    <style:style style:name="gr34" style:family="graphic" style:parent-style-name="standard">
      <style:graphic-properties draw:stroke="solid" svg:stroke-width="0.081cm" svg:stroke-color="#0000ff" draw:marker-start-width="0.442cm" draw:marker-end-width="0.442cm" draw:fill="none" draw:fill-color="#00ffff" draw:textarea-horizontal-align="justify" draw:textarea-vertical-align="middle" draw:auto-grow-height="false" fo:min-height="1.034cm" fo:min-width="0.163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000000" draw:textarea-horizontal-align="justify" draw:textarea-vertical-align="middle" draw:auto-grow-height="false" fo:min-height="0.124cm" fo:min-width="0cm"/>
    </style:style>
    <style:style style:name="gr36" style:family="graphic" style:parent-style-name="standard" style:list-style-name="L1">
      <style:graphic-properties draw:stroke="solid" svg:stroke-width="0.106cm" svg:stroke-color="#0000ff" draw:marker-start-width="0.479cm" draw:marker-end-width="0.479cm" draw:fill="none" draw:fill-color="#00ffff" draw:textarea-horizontal-align="justify" draw:textarea-vertical-align="middle" draw:auto-grow-height="false" fo:min-height="0.76cm" fo:min-width="3.718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ff" draw:marker-start-width="0.479cm" draw:marker-end-width="0.479cm" draw:fill="none" draw:fill-color="#00ffff" draw:textarea-horizontal-align="justify" draw:textarea-vertical-align="middle" draw:auto-grow-height="false" fo:min-height="0cm" fo:min-width="3.668cm" fo:padding-top="0.177cm" fo:padding-bottom="0.177cm" fo:padding-left="0.302cm" fo:padding-right="0.302cm"/>
    </style:style>
    <style:style style:name="gr38" style:family="graphic" style:parent-style-name="standard">
      <style:graphic-properties draw:stroke="solid" svg:stroke-width="0.106cm" svg:stroke-color="#0000ff" draw:marker-start-width="0.479cm" draw:marker-end-width="0.479cm" draw:fill="none" draw:fill-color="#00ffff" draw:textarea-horizontal-align="justify" draw:textarea-vertical-align="middle" draw:auto-grow-height="false" fo:min-height="0.592cm" fo:min-width="0.002cm" fo:padding-top="0.177cm" fo:padding-bottom="0.177cm" fo:padding-left="0.302cm" fo:padding-right="0.302cm"/>
    </style:style>
    <style:style style:name="gr39" style:family="graphic" style:parent-style-name="standard">
      <style:graphic-properties draw:stroke="none" svg:stroke-color="#000000" draw:fill="none" draw:fill-color="#ffffff" fo:min-height="1.106cm"/>
    </style:style>
    <style:style style:name="gr4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716cm" fo:min-width="1.365cm" fo:padding-top="0.204cm" fo:padding-bottom="0.204cm" fo:padding-left="0.329cm" fo:padding-right="0.329cm"/>
    </style:style>
    <style:style style:name="gr4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ffff"/>
      <style:paragraph-properties fo:text-align="center"/>
      <style:text-properties style:font-name="Liberation Sans" fo:font-size="18pt" fo:font-weight="bold" style:letter-kerning="true" style:font-name-asian="WenQuanYi Micro Hei" style:font-size-asian="18pt" style:font-weight-asian="bold" style:font-name-complex="Lohit Devanagari" style:font-size-complex="18pt" style:font-weight-complex="bold"/>
    </style:style>
    <style:style style:name="P5" style:family="paragraph">
      <loext:graphic-properties draw:fill="none" draw:fill-color="#00fff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0pt" fo:font-weight="bold" style:letter-kerning="true" style:font-name-asian="WenQuanYi Micro Hei" style:font-size-asian="20pt" style:font-weight-asian="bold" style:font-name-complex="Lohit Devanagari" style:font-size-complex="20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52cm" svg:height="10.74cm" svg:x="1.466cm" svg:y="1.53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4.399cm" svg:y="1.718cm">
          <draw:text-box>
            <text:p><text:span text:style-name="T1">Framework_A</text:span></text:p>
          </draw:text-box>
        </draw:frame>
        <draw:custom-shape draw:style-name="gr3" draw:text-style-name="P1" draw:layer="layout" svg:width="2.787cm" svg:height="1.516cm" svg:x="2.373cm" svg:y="4.889cm">
          <text:p text:style-name="P3"><text:span text:style-name="T2">A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.245cm" svg:y="9.607cm">
          <text:p text:style-name="P3"><text:span text:style-name="T2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2.473cm" svg:y="7.256cm">
          <text:p text:style-name="P3"><text:span text:style-name="T2">A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6.824cm" svg:y="3.489cm">
          <text:p text:style-name="P3"><text:span text:style-name="T2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6.696cm" svg:y="8.207cm">
          <text:p text:style-name="P3"><text:span text:style-name="T2">A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6.824cm" svg:y="5.856cm">
          <text:p text:style-name="P3"><text:span text:style-name="T2">A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6.634cm" svg:y="10.355cm">
          <text:p text:style-name="P3"><text:span text:style-name="T2">A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219cm" svg:y1="5.683cm" svg:x2="6.826cm" svg:y2="6.515cm">
          <text:p/>
        </draw:line>
        <draw:line draw:style-name="gr4" draw:text-style-name="P1" draw:layer="layout" svg:x1="5.257cm" svg:y1="8.159cm" svg:x2="6.656cm" svg:y2="8.839cm">
          <text:p/>
        </draw:line>
        <draw:line draw:style-name="gr4" draw:text-style-name="P1" draw:layer="layout" svg:x1="5.011cm" svg:y1="10.635cm" svg:x2="6.656cm" svg:y2="11.107cm">
          <text:p/>
        </draw:line>
        <draw:custom-shape draw:style-name="gr3" draw:text-style-name="P1" draw:layer="layout" svg:width="2.787cm" svg:height="1.516cm" svg:x="11.316cm" svg:y="6.692cm">
          <text:p text:style-name="P3"><text:span text:style-name="T2">A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89cm" svg:y1="6.676cm" svg:x2="11.358cm" svg:y2="7.449cm">
          <text:p/>
        </draw:line>
        <draw:line draw:style-name="gr5" draw:text-style-name="P1" draw:layer="layout" svg:x1="9.648cm" svg:y1="8.996cm" svg:x2="11.398cm" svg:y2="7.816cm">
          <text:p/>
        </draw:line>
        <draw:line draw:style-name="gr5" draw:text-style-name="P1" draw:layer="layout" svg:x1="9.322cm" svg:y1="11.153cm" svg:x2="11.968cm" svg:y2="8.06cm">
          <text:p/>
        </draw:line>
        <draw:line draw:style-name="gr5" draw:text-style-name="P1" draw:layer="layout" svg:x1="9.607cm" svg:y1="4.315cm" svg:x2="11.683cm" svg:y2="6.92cm">
          <text:p/>
        </draw:line>
        <draw:custom-shape draw:style-name="gr6" draw:text-style-name="P1" draw:layer="layout" svg:width="9.526cm" svg:height="10.74cm" svg:x="49.212cm" svg:y="7.97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50.319cm" svg:y="8.154cm">
          <draw:text-box>
            <text:p><text:span text:style-name="T1">Framework_B</text:span></text:p>
          </draw:text-box>
        </draw:frame>
        <draw:custom-shape draw:style-name="gr3" draw:text-style-name="P1" draw:layer="layout" svg:width="2.787cm" svg:height="1.516cm" svg:x="50.744cm" svg:y="9.925cm">
          <text:p text:style-name="P3"><text:span text:style-name="T2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50.616cm" svg:y="14.643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50.744cm" svg:y="12.292cm">
          <text:p text:style-name="P3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50.554cm" svg:y="16.791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787cm" svg:height="1.516cm" svg:x="55.236cm" svg:y="13.128cm">
          <text:p text:style-name="P3"><text:span text:style-name="T2">B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3.609cm" svg:y1="13.112cm" svg:x2="55.278cm" svg:y2="13.885cm">
          <text:p/>
        </draw:line>
        <draw:line draw:style-name="gr5" draw:text-style-name="P1" draw:layer="layout" svg:x1="53.568cm" svg:y1="15.432cm" svg:x2="55.318cm" svg:y2="14.252cm">
          <text:p/>
        </draw:line>
        <draw:line draw:style-name="gr5" draw:text-style-name="P1" draw:layer="layout" svg:x1="53.242cm" svg:y1="17.589cm" svg:x2="55.888cm" svg:y2="14.496cm">
          <text:p/>
        </draw:line>
        <draw:line draw:style-name="gr5" draw:text-style-name="P1" draw:layer="layout" svg:x1="53.527cm" svg:y1="10.751cm" svg:x2="55.603cm" svg:y2="13.356cm">
          <text:p/>
        </draw:line>
        <draw:custom-shape draw:style-name="gr7" draw:text-style-name="P1" draw:layer="layout" svg:width="41.94cm" svg:height="5.476cm" svg:x="1.628cm" svg:y="13.504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8.87cm" svg:height="1.365cm" svg:x="7.712cm" svg:y="16.009cm">
            <text:p text:style-name="P3"><text:span text:style-name="T3">ModuleA1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8.387cm 15.62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16.626cm 16.008cm)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4" draw:layer="layout" svg:width="8.701cm" svg:height="1.365cm" svg:x="45.582cm" svg:y="2.915cm">
          <text:p text:style-name="P3"><text:span text:style-name="T3">ModuleC (Framework_C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8.722cm" svg:height="0.367cm" draw:transform="skewX (1.04807021582259) translate (46.211cm 2.52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43cm" svg:height="1.161cm" draw:transform="skewX (0.566184809346961) rotate (0.565486677646163) translate (54.327cm 2.914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6.89cm" svg:y1="16.562cm" svg:x2="18.884cm" svg:y2="16.562cm">
          <text:p/>
        </draw:line>
        <draw:custom-shape draw:style-name="gr14" draw:text-style-name="P1" draw:layer="layout" svg:width="23.978cm" svg:height="7.829cm" svg:x="15.408cm" svg:y="1.5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23.841cm" svg:y="1.706cm">
          <draw:text-box>
            <text:p><text:span text:style-name="T1">Framework_B</text:span></text:p>
          </draw:text-box>
        </draw:frame>
        <draw:g>
          <draw:custom-shape draw:style-name="gr15" draw:text-style-name="P4" draw:layer="layout" svg:width="8.87cm" svg:height="1.365cm" svg:x="16.01cm" svg:y="5.377cm">
            <text:p text:style-name="P3"><text:span text:style-name="T3">ModuleA1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16.685cm 4.988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24.924cm 5.37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4" draw:layer="layout" svg:width="8.89cm" svg:height="1.365cm" svg:x="27.992cm" svg:y="4.336cm">
            <text:p text:style-name="P3"><text:span text:style-name="T3">ModuleA2 (Framework_A)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5" draw:layer="layout" svg:width="8.896cm" svg:height="0.367cm" draw:transform="skewX (1.04807021582259) translate (28.636cm 3.947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36.926cm 4.335cm)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" draw:layer="layout" svg:x1="25.24cm" svg:y1="5.878cm" svg:x2="28.005cm" svg:y2="5.088cm">
          <text:p/>
        </draw:line>
        <draw:line draw:style-name="gr13" draw:text-style-name="P1" draw:layer="layout" svg:x1="25.238cm" svg:y1="5.834cm" svg:x2="26.858cm" svg:y2="7.585cm">
          <text:p/>
        </draw:line>
        <draw:custom-shape draw:style-name="gr3" draw:text-style-name="P1" draw:layer="layout" svg:width="2.787cm" svg:height="1.516cm" svg:x="26.673cm" svg:y="7.146cm">
          <text:p text:style-name="P3"><text:span text:style-name="T2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9.534cm" svg:y1="7.955cm" svg:x2="31.528cm" svg:y2="7.955cm">
          <text:p/>
        </draw:line>
        <draw:custom-shape draw:style-name="gr3" draw:text-style-name="P1" draw:layer="layout" svg:width="2.787cm" svg:height="1.516cm" svg:x="31.58cm" svg:y="7.196cm">
          <text:p text:style-name="P3"><text:span text:style-name="T2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34.433cm" svg:y1="7.99cm" svg:x2="36.427cm" svg:y2="7.99cm">
          <text:p/>
        </draw:line>
        <draw:custom-shape draw:style-name="gr3" draw:text-style-name="P1" draw:layer="layout" svg:width="2.787cm" svg:height="1.516cm" svg:x="36.448cm" svg:y="7.302cm">
          <text:p text:style-name="P3"><text:span text:style-name="T2">B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8" draw:text-style-name="P4" draw:layer="layout" svg:width="8.87cm" svg:height="1.365cm" svg:x="30.377cm" svg:y="16.22cm">
            <text:p text:style-name="P3"><text:span text:style-name="T3">ModuleB1 (Framework_B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31.052cm 15.831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39.291cm 16.219cm)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2.787cm" svg:height="1.516cm" svg:x="2.931cm" svg:y="15.864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773cm" svg:y1="16.632cm" svg:x2="7.767cm" svg:y2="16.632cm">
          <text:p/>
        </draw:line>
        <draw:g>
          <draw:custom-shape draw:style-name="gr19" draw:text-style-name="P4" draw:layer="layout" svg:width="8.87cm" svg:height="1.365cm" svg:x="18.895cm" svg:y="15.832cm">
            <text:p text:style-name="P3"><text:span text:style-name="T3">ModuleA2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19.57cm 15.443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27.809cm 15.831cm)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2" draw:layer="layout" svg:width="7.096cm" svg:height="1.499cm" svg:x="15.904cm" svg:y="13.666cm">
          <draw:text-box>
            <text:p><text:span text:style-name="T1">Framework_C</text:span></text:p>
          </draw:text-box>
        </draw:frame>
        <draw:custom-shape draw:style-name="gr20" draw:text-style-name="P1" draw:layer="layout" svg:width="21.801cm" svg:height="6.576cm" svg:x="7.627cm" svg:y="25.209cm">
          <text:p/>
          <draw:enhanced-geometry svg:viewBox="0 0 21600 21600" draw:type="rectangle" draw:enhanced-path="M 0 0 L 21600 0 21600 21600 0 21600 0 0 Z N"/>
        </draw:custom-shape>
        <draw:frame draw:style-name="gr21" draw:text-style-name="P2" draw:layer="layout" svg:width="8.988cm" svg:height="1.637cm" svg:x="14.32cm" svg:y="25.144cm">
          <draw:text-box>
            <text:p><text:span text:style-name="T4">Taskflow_A</text:span></text:p>
          </draw:text-box>
        </draw:frame>
        <draw:custom-shape draw:style-name="gr3" draw:text-style-name="P6" draw:layer="layout" svg:width="2.787cm" svg:height="1.516cm" svg:x="8.534cm" svg:y="27.261cm">
          <text:p text:style-name="P3"><text:span text:style-name="T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13.334cm" svg:y="27.262cm">
          <text:p text:style-name="P3"><text:span text:style-name="T6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18.134cm" svg:y="27.263cm">
          <text:p text:style-name="P3"><text:span text:style-name="T6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22.934cm" svg:y="27.264cm">
          <text:p text:style-name="P3"><text:span text:style-name="T6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16.534cm" svg:y="29.963cm">
          <text:p text:style-name="P3"><text:span text:style-name="T6">U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20.884cm" svg:y="29.985cm">
          <text:p text:style-name="P3"><text:span text:style-name="T6">U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26.176cm" svg:y="29.894cm">
          <text:p text:style-name="P3"><text:span text:style-name="T6">U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376cm" svg:y1="28.061cm" svg:x2="13.37cm" svg:y2="28.061cm">
          <text:p/>
        </draw:line>
        <draw:line draw:style-name="gr13" draw:text-style-name="P7" draw:layer="layout" svg:x1="16.136cm" svg:y1="28.061cm" svg:x2="18.13cm" svg:y2="28.061cm">
          <text:p/>
        </draw:line>
        <draw:line draw:style-name="gr13" draw:text-style-name="P7" draw:layer="layout" svg:x1="20.996cm" svg:y1="28.061cm" svg:x2="22.99cm" svg:y2="28.061cm">
          <text:p/>
        </draw:line>
        <draw:line draw:style-name="gr13" draw:text-style-name="P7" draw:layer="layout" svg:x1="15.615cm" svg:y1="28.614cm" svg:x2="17.385cm" svg:y2="30.017cm">
          <text:p/>
        </draw:line>
        <draw:line draw:style-name="gr13" draw:text-style-name="P7" draw:layer="layout" svg:x1="20.314cm" svg:y1="28.622cm" svg:x2="22.084cm" svg:y2="30.025cm">
          <text:p/>
        </draw:line>
        <draw:line draw:style-name="gr13" draw:text-style-name="P7" draw:layer="layout" svg:x1="24.786cm" svg:y1="28.75cm" svg:x2="26.556cm" svg:y2="30.153cm">
          <text:p/>
        </draw:line>
        <draw:custom-shape draw:style-name="gr22" draw:text-style-name="P1" draw:layer="layout" svg:width="40.331cm" svg:height="7.806cm" svg:x="7.691cm" svg:y="32.329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8.711cm" svg:height="1.621cm" svg:x="24.626cm" svg:y="32.532cm">
          <draw:text-box>
            <text:p><text:span text:style-name="T4">Taskflow_B</text:span></text:p>
          </draw:text-box>
        </draw:frame>
        <draw:custom-shape draw:style-name="gr24" draw:text-style-name="P4" draw:layer="layout" svg:width="8.87cm" svg:height="1.619cm" svg:x="13.016cm" svg:y="35.184cm">
          <text:p text:style-name="P3"><text:span text:style-name="T3">ModuleA1 (Taskflow_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8.845cm" svg:height="0.367cm" draw:transform="skewX (1.04807021582259) translate (13.691cm 34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743cm" svg:height="1.353cm" draw:transform="skewX (0.56618480934696) rotate (0.565486677646163) translate (21.93cm 35.1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8.87cm" svg:height="1.58cm" svg:x="24.216cm" svg:y="35.084cm">
          <text:p text:style-name="P3"><text:span text:style-name="T3">ModuleA2 (Taskflow_A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8.845cm" svg:height="0.367cm" draw:transform="skewX (1.04807021582259) translate (24.891cm 34.69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0.743cm" svg:height="1.319cm" draw:transform="skewX (0.566010276421761) rotate (0.565486677646163) translate (33.13cm 35.083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22.144cm" svg:y1="35.713cm" svg:x2="24.138cm" svg:y2="35.713cm">
          <text:p/>
        </draw:line>
        <draw:custom-shape draw:style-name="gr3" draw:text-style-name="P7" draw:layer="layout" svg:width="2.787cm" svg:height="1.516cm" svg:x="8.166cm" svg:y="35.138cm">
          <text:p text:style-name="P3"><text:span text:style-name="T6">S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0.947cm" svg:y1="35.89cm" svg:x2="12.941cm" svg:y2="35.89cm">
          <text:p/>
        </draw:line>
        <draw:custom-shape draw:style-name="gr3" draw:text-style-name="P7" draw:layer="layout" svg:width="2.787cm" svg:height="1.516cm" svg:x="29.057cm" svg:y="36.915cm">
          <text:p text:style-name="P3"><text:span text:style-name="T6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787cm" svg:height="1.516cm" svg:x="34.076cm" svg:y="38.126cm">
          <text:p text:style-name="P3"><text:span text:style-name="T6">S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32.152cm" svg:height="6.576cm" svg:x="11.571cm" svg:y="49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6cm" svg:height="1.499cm" svg:x="18.364cm" svg:y="49.671cm">
          <draw:text-box>
            <text:p><text:span text:style-name="T1">Framework_B</text:span></text:p>
          </draw:text-box>
        </draw:frame>
        <draw:g>
          <draw:custom-shape draw:style-name="gr29" draw:text-style-name="P4" draw:layer="layout" svg:width="8.87cm" svg:height="1.365cm" svg:x="12.096cm" svg:y="52.091cm">
            <text:p text:style-name="P3"><text:span text:style-name="T3">ModuleA1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12.771cm 51.702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21.01cm 52.0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4" draw:layer="layout" svg:width="8.87cm" svg:height="1.365cm" svg:x="23.296cm" svg:y="51.991cm">
            <text:p text:style-name="P3"><text:span text:style-name="T3">ModuleA1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23.971cm 51.602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32.21cm 51.99cm)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" draw:layer="layout" svg:x1="21.224cm" svg:y1="52.62cm" svg:x2="23.218cm" svg:y2="52.62cm">
          <text:p/>
        </draw:line>
        <draw:line draw:style-name="gr13" draw:text-style-name="P1" draw:layer="layout" svg:x1="32.561cm" svg:y1="52.532cm" svg:x2="34.555cm" svg:y2="52.532cm">
          <text:p/>
        </draw:line>
        <draw:g>
          <draw:custom-shape draw:style-name="gr31" draw:text-style-name="P4" draw:layer="layout" svg:width="8.87cm" svg:height="1.365cm" svg:x="34.497cm" svg:y="52.035cm">
            <text:p text:style-name="P3"><text:span text:style-name="T3">ModuleA1 (Framework_A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8.845cm" svg:height="0.367cm" draw:transform="skewX (1.04807021582259) translate (35.172cm 51.646cm)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0.743cm" svg:height="1.161cm" draw:transform="skewX (0.566184809346961) rotate (0.565486677646163) translate (43.411cm 52.034cm)">
            <text:p/>
            <draw:enhanced-geometry svg:viewBox="0 0 21600 21600" draw:type="rectangle" draw:enhanced-path="M 0 0 L 21600 0 21600 21600 0 21600 0 0 Z N"/>
          </draw:custom-shape>
        </draw:g>
        <draw:line draw:style-name="gr13" draw:text-style-name="P1" draw:layer="layout" svg:x1="34.736cm" svg:y1="35.794cm" svg:x2="34.745cm" svg:y2="38.192cm">
          <text:p/>
        </draw:line>
        <draw:custom-shape draw:style-name="gr32" draw:text-style-name="P4" draw:layer="layout" svg:width="9.108cm" svg:height="1.617cm" svg:x="36.004cm" svg:y="35.084cm">
          <text:p text:style-name="P3"><text:span text:style-name="T3">ModuleA3 (Taskflow_A)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9.047cm" svg:height="0.367cm" draw:transform="skewX (1.04807021582259) translate (36.679cm 34.695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0.743cm" svg:height="1.364cm" draw:transform="skewX (0.56618480934696) rotate (0.565486677646163) translate (45.118cm 35.083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33.481cm" svg:y1="35.825cm" svg:x2="35.983cm" svg:y2="35.825cm">
          <text:p/>
        </draw:line>
        <draw:line draw:style-name="gr13" draw:text-style-name="P1" draw:layer="layout" svg:x1="36.898cm" svg:y1="38.925cm" svg:x2="46.437cm" svg:y2="38.925cm">
          <text:p/>
        </draw:line>
        <draw:custom-shape draw:style-name="gr35" draw:text-style-name="P8" draw:layer="layout" svg:width="0.374cm" svg:height="0.374cm" svg:x="45.8cm" svg:y="37.0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374cm" svg:height="0.374cm" svg:x="46.5cm" svg:y="37.02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374cm" svg:height="0.374cm" svg:x="47.2cm" svg:y="37.02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" draw:layer="layout" svg:width="4.322cm" svg:height="1.114cm" svg:x="32.004cm" svg:y="30.24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4.272cm" svg:height="0.3cm" draw:transform="skewX (1.047546617047) translate (32.555cm 29.923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0.606cm" svg:height="0.946cm" draw:transform="skewX (0.566708408122559) rotate (0.565486677646163) translate (36.326cm 30.237cm)">
          <text:p/>
          <draw:enhanced-geometry svg:viewBox="0 0 21600 21600" draw:type="rectangle" draw:enhanced-path="M 0 0 L 21600 0 21600 21600 0 21600 0 0 Z N"/>
        </draw:custom-shape>
        <draw:frame draw:style-name="gr39" draw:text-style-name="P2" draw:layer="layout" svg:width="7.342cm" svg:height="1.356cm" svg:x="37.139cm" svg:y="29.964cm">
          <draw:text-box>
            <text:p><text:span text:style-name="T1">Module task</text:span></text:p>
          </draw:text-box>
        </draw:frame>
        <draw:custom-shape draw:style-name="gr40" draw:text-style-name="P1" draw:layer="layout" svg:width="2.787cm" svg:height="1.516cm" svg:x="33.106cm" svg:y="2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" draw:layer="layout" svg:width="6.529cm" svg:height="1.356cm" svg:x="37.128cm" svg:y="27.429cm">
          <draw:text-box>
            <text:p><text:span text:style-name="T1">Regular task</text:span></text:p>
          </draw:text-box>
        </draw:frame>
        <draw:line draw:style-name="gr13" draw:text-style-name="P1" draw:layer="layout" svg:x1="32.951cm" svg:y1="26.051cm" svg:x2="36.619cm" svg:y2="26.051cm">
          <text:p/>
        </draw:line>
        <draw:frame draw:style-name="gr39" draw:text-style-name="P2" draw:layer="layout" svg:width="6.529cm" svg:height="1.356cm" svg:x="37.111cm" svg:y="25.377cm">
          <draw:text-box>
            <text:p><text:span text:style-name="T1">Dependency</text:span></text:p>
          </draw:text-box>
        </draw:frame>
        <draw:line draw:style-name="gr41" draw:text-style-name="P1" draw:layer="layout" svg:x1="11.682cm" svg:y1="35.867cm" svg:x2="11.682cm" svg:y2="39.006cm">
          <text:p/>
        </draw:line>
        <draw:line draw:style-name="gr13" draw:text-style-name="P1" draw:layer="layout" svg:x1="11.642cm" svg:y1="38.925cm" svg:x2="33.979cm" svg:y2="38.925cm">
          <text:p/>
        </draw:line>
        <draw:line draw:style-name="gr42" draw:text-style-name="P1" draw:layer="layout" svg:x1="33.999cm" svg:y1="34.769cm" svg:x2="33.999cm" svg:y2="37.078cm">
          <text:p/>
        </draw:line>
        <draw:line draw:style-name="gr13" draw:text-style-name="P1" draw:layer="layout" svg:x1="31.809cm" svg:y1="37.542cm" svg:x2="35.917cm" svg:y2="36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14:02:11.780562122</meta:creation-date>
    <meta:generator>LibreOffice/5.1.6.2$Linux_X86_64 LibreOffice_project/10m0$Build-2</meta:generator>
    <dc:date>2019-08-26T15:30:20.210169818</dc:date>
    <meta:editing-duration>PT2H36M42S</meta:editing-duration>
    <meta:editing-cycles>107</meta:editing-cycles>
    <meta:document-statistic meta:object-count="130"/>
  </office:meta>
</office:document-meta>
</file>